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192.4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53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9.76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11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104">
      <style:table-cell-properties fo:background-color="#ccff00"/>
    </style:style>
  </office:automatic-styles>
  <office:body>
    <office:spreadsheet>
      <table:calculation-settings table:automatic-find-labels="false"/>
      <table:table table:name="gp8-clock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ce3"/>
        <table:table-column table:style-name="co6" table:number-columns-repeated="1011" table:default-cell-style-name="ce3"/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weight-scale-backligh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ith LCD</text:p>
          </table:table-cell>
          <table:table-cell table:style-name="ce1" table:formula="of:=PRODUCT([.D1];[.F1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formula="of:=PRODUCT([.D1];[.J1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SOP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P738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2];[.F2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2];[.J2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3];[.F3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3];[.J3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in_socket_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4];[.F4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4];[.J4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6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5];[.F5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5];[.J5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tionB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6];[.F6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6];[.J6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9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tionA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7];[.F7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7];[.J7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tionC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8];[.F8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8];[.J8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0207%2f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rrent sense 1R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9];[.F9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9];[.J9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ateria 300mah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table:formula="of:=PRODUCT([.D10];[.F10])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lub 3x AA</text:p>
          </table:table-cell>
          <table:table-cell table:formula="of:=PRODUCT([.D10];[.J10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60R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11];[.F11])" office:value-type="float" office:value="0.02" calcext:value-type="float">
            <text:p>0.02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11];[.J11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R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12];[.F12])" office:value-type="float" office:value="0.02" calcext:value-type="float">
            <text:p>0.02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12];[.J12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22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0R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13];[.F13])" office:value-type="float" office:value="0.02" calcext:value-type="float">
            <text:p>0.02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13];[.J13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28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k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14];[.F14])" office:value-type="float" office:value="0.02" calcext:value-type="float">
            <text:p>0.02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14];[.J14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15];[.F15])" office:value-type="float" office:value="0.02" calcext:value-type="float">
            <text:p>0.02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15];[.J15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k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16];[.F16])" office:value-type="float" office:value="0.02" calcext:value-type="float">
            <text:p>0.02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16];[.J16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_12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R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17];[.F17])" office:value-type="float" office:value="0.02" calcext:value-type="float">
            <text:p>0.02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17];[.J17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18];[.F18])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18];[.J18])" office:value-type="float" office:value="0.03" calcext:value-type="float">
            <text:p>0.03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µF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19];[.F19])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19];[.J19])" office:value-type="float" office:value="0.03" calcext:value-type="float">
            <text:p>0.03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nF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20];[.F20])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20];[.J20])" office:value-type="float" office:value="0.03" calcext:value-type="float">
            <text:p>0.03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_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pF</text:p>
          </table:table-cell>
          <table:table-cell table:style-name="ce2" office:value-type="float" office:value="0.03" calcext:value-type="float">
            <text:p>0.03</text:p>
          </table:table-cell>
          <table:table-cell table:style-name="ce2"/>
          <table:table-cell table:style-name="ce2" table:formula="of:=PRODUCT([.D21];[.F21])" office:value-type="float" office:value="0.03" calcext:value-type="float">
            <text:p>0.03</text:p>
          </table:table-cell>
          <table:table-cell table:style-name="ce1"/>
          <table:table-cell table:style-name="ce2" office:value-type="float" office:value="0.03" calcext:value-type="float">
            <text:p>0.03</text:p>
          </table:table-cell>
          <table:table-cell table:style-name="ce1"/>
          <table:table-cell table:formula="of:=PRODUCT([.D21];[.J21])" office:value-type="float" office:value="0.03" calcext:value-type="float">
            <text:p>0.03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5,R4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k6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22];[.F22])" office:value-type="float" office:value="0.04" calcext:value-type="float">
            <text:p>0.04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22];[.J22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3,R27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23];[.F23])" office:value-type="float" office:value="0.04" calcext:value-type="float">
            <text:p>0.04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23];[.J23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2,R3</text:p>
          </table:table-cell>
          <table:table-cell table:style-name="ce2" office:value-type="string" calcext:value-type="string">
            <text:p>r_06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60R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24];[.F24])" office:value-type="float" office:value="0.04" calcext:value-type="float">
            <text:p>0.04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24];[.J24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6,R7</text:p>
          </table:table-cell>
          <table:table-cell table:style-name="ce2" office:value-type="string" calcext:value-type="string">
            <text:p>r_06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25];[.F25])" office:value-type="float" office:value="0.04" calcext:value-type="float">
            <text:p>0.04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25];[.J25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in_strip_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/>
          <table:table-cell table:style-name="ce1" table:formula="of:=PRODUCT([.D26];[.F26])" office:value-type="float" office:value="0.04" calcext:value-type="float">
            <text:p>0.04</text:p>
          </table:table-cell>
          <table:table-cell table:style-name="ce1"/>
          <table:table-cell table:style-name="ce1" office:value-type="float" office:value="0.04" calcext:value-type="float">
            <text:p>0.04</text:p>
          </table:table-cell>
          <table:table-cell table:style-name="ce1"/>
          <table:table-cell table:formula="of:=PRODUCT([.D26];[.J26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_12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R</text:p>
          </table:table-cell>
          <table:table-cell table:style-name="ce2" office:value-type="float" office:value="0.04" calcext:value-type="float">
            <text:p>0.04</text:p>
          </table:table-cell>
          <table:table-cell table:style-name="ce2"/>
          <table:table-cell table:style-name="ce2" table:formula="of:=PRODUCT([.D27];[.F27])" office:value-type="float" office:value="0.04" calcext:value-type="float">
            <text:p>0.04</text:p>
          </table:table-cell>
          <table:table-cell table:style-name="ce2"/>
          <table:table-cell table:style-name="ce2" office:value-type="float" office:value="0.04" calcext:value-type="float">
            <text:p>0.04</text:p>
          </table:table-cell>
          <table:table-cell table:style-name="ce2"/>
          <table:table-cell table:formula="of:=PRODUCT([.D27];[.J27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2,R1,R26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28];[.F28])" office:value-type="float" office:value="0.06" calcext:value-type="float">
            <text:p>0.06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28];[.J28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16,C17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µF, X5R, X7R, 25V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29];[.F29])" office:value-type="float" office:value="0.06" calcext:value-type="float">
            <text:p>0.06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29];[.J29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3,C4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?10pF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30];[.F30])" office:value-type="float" office:value="0.06" calcext:value-type="float">
            <text:p>0.06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30];[.J30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,C3</text:p>
          </table:table-cell>
          <table:table-cell table:style-name="ce2" office:value-type="string" calcext:value-type="string">
            <text:p>c_06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nF</text:p>
          </table:table-cell>
          <table:table-cell table:style-name="ce2" office:value-type="float" office:value="0.03" calcext:value-type="float">
            <text:p>0.03</text:p>
          </table:table-cell>
          <table:table-cell table:style-name="ce2"/>
          <table:table-cell table:style-name="ce2" table:formula="of:=PRODUCT([.D31];[.F31])" office:value-type="float" office:value="0.06" calcext:value-type="float">
            <text:p>0.06</text:p>
          </table:table-cell>
          <table:table-cell table:style-name="ce1"/>
          <table:table-cell table:style-name="ce2" office:value-type="float" office:value="0.03" calcext:value-type="float">
            <text:p>0.03</text:p>
          </table:table-cell>
          <table:table-cell table:style-name="ce1"/>
          <table:table-cell table:formula="of:=PRODUCT([.D31];[.J31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5,C6</text:p>
          </table:table-cell>
          <table:table-cell table:style-name="ce2" office:value-type="string" calcext:value-type="string">
            <text:p>c_06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0.03" calcext:value-type="float">
            <text:p>0.03</text:p>
          </table:table-cell>
          <table:table-cell table:style-name="ce2"/>
          <table:table-cell table:style-name="ce2" table:formula="of:=PRODUCT([.D32];[.F32])" office:value-type="float" office:value="0.06" calcext:value-type="float">
            <text:p>0.06</text:p>
          </table:table-cell>
          <table:table-cell table:style-name="ce1"/>
          <table:table-cell table:style-name="ce2" office:value-type="float" office:value="0.03" calcext:value-type="float">
            <text:p>0.03</text:p>
          </table:table-cell>
          <table:table-cell table:style-name="ce1"/>
          <table:table-cell table:formula="of:=PRODUCT([.D32];[.J32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23,R24,R31,R32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2R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33];[.F33])" office:value-type="float" office:value="0.08" calcext:value-type="float">
            <text:p>0.08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33];[.J33])" office:value-type="float" office:value="0.08" calcext:value-type="float">
            <text:p>0.08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6,P3</text:p>
          </table:table-cell>
          <table:table-cell table:style-name="ce1" office:value-type="string" calcext:value-type="string">
            <text:p>pin_strip_2mm_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N_01X0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/>
          <table:table-cell table:style-name="ce1" table:formula="of:=PRODUCT([.D34];[.F34])" office:value-type="float" office:value="0.08" calcext:value-type="float">
            <text:p>0.08</text:p>
          </table:table-cell>
          <table:table-cell table:style-name="ce1"/>
          <table:table-cell table:style-name="ce1" office:value-type="float" office:value="0.04" calcext:value-type="float">
            <text:p>0.04</text:p>
          </table:table-cell>
          <table:table-cell table:style-name="ce1"/>
          <table:table-cell table:formula="of:=PRODUCT([.D34];[.J34])" office:value-type="float" office:value="0.08" calcext:value-type="float">
            <text:p>0.0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25</text:p>
          </table:table-cell>
          <table:table-cell table:style-name="ce1" office:value-type="string" calcext:value-type="string">
            <text:p>T0-46-A10X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otores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string" calcext:value-type="string">
            <text:p>China</text:p>
          </table:table-cell>
          <table:table-cell table:style-name="ce1" table:formula="of:=PRODUCT([.D35];[.F35])" office:value-type="float" office:value="0.12" calcext:value-type="float">
            <text:p>0.12</text:p>
          </table:table-cell>
          <table:table-cell table:style-name="ce2"/>
          <table:table-cell table:style-name="ce1" office:value-type="float" office:value="0.12" calcext:value-type="float">
            <text:p>0.12</text:p>
          </table:table-cell>
          <table:table-cell table:style-name="ce2"/>
          <table:table-cell table:formula="of:=PRODUCT([.D35];[.J35])" office:value-type="float" office:value="0.12" calcext:value-type="float">
            <text:p>0.1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7,C8,C9,C10,C12,C13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36];[.F36])" office:value-type="float" office:value="0.18" calcext:value-type="float">
            <text:p>0.18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36];[.J36])" office:value-type="float" office:value="0.18" calcext:value-type="float">
            <text:p>0.18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led_3mm-3p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_x2-CA</text:p>
          </table:table-cell>
          <table:table-cell table:style-name="ce2" office:value-type="float" office:value="0.18" calcext:value-type="float">
            <text:p>0.18</text:p>
          </table:table-cell>
          <table:table-cell table:style-name="ce2"/>
          <table:table-cell table:style-name="ce2" table:formula="of:=PRODUCT([.D37];[.F37])" office:value-type="float" office:value="0.18" calcext:value-type="float">
            <text:p>0.18</text:p>
          </table:table-cell>
          <table:table-cell table:style-name="ce2"/>
          <table:table-cell table:style-name="ce2" office:value-type="float" office:value="0.18" calcext:value-type="float">
            <text:p>0.18</text:p>
          </table:table-cell>
          <table:table-cell table:style-name="ce2"/>
          <table:table-cell table:formula="of:=PRODUCT([.D37];[.J37])" office:value-type="float" office:value="0.18" calcext:value-type="float">
            <text:p>0.1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c_tant_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µF</text:p>
          </table:table-cell>
          <table:table-cell table:style-name="ce1" office:value-type="float" office:value="0.2" calcext:value-type="float">
            <text:p>0.2</text:p>
          </table:table-cell>
          <table:table-cell table:style-name="ce1"/>
          <table:table-cell table:style-name="ce1" table:formula="of:=PRODUCT([.D38];[.F38])" office:value-type="float" office:value="0.2" calcext:value-type="float">
            <text:p>0.2</text:p>
          </table:table-cell>
          <table:table-cell table:style-name="ce2"/>
          <table:table-cell table:style-name="ce1" office:value-type="float" office:value="0.2" calcext:value-type="float">
            <text:p>0.2</text:p>
          </table:table-cell>
          <table:table-cell table:style-name="ce2"/>
          <table:table-cell table:formula="of:=PRODUCT([.D38];[.J38])" office:value-type="float" office:value="0.2" calcext:value-type="float">
            <text:p>0.2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6,C11,C14</text:p>
          </table:table-cell>
          <table:table-cell table:style-name="ce1" office:value-type="string" calcext:value-type="string">
            <text:p>c_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.7µF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table:formula="of:=PRODUCT([.D39];[.F39])" office:value-type="float" office:value="0.3" calcext:value-type="float">
            <text:p>0.3</text:p>
          </table:table-cell>
          <table:table-cell table:style-name="ce1"/>
          <table:table-cell table:style-name="ce1" office:value-type="float" office:value="0.1" calcext:value-type="float">
            <text:p>0.1</text:p>
          </table:table-cell>
          <table:table-cell table:style-name="ce1"/>
          <table:table-cell table:formula="of:=PRODUCT([.D39];[.J39])" office:value-type="float" office:value="0.3" calcext:value-type="float">
            <text:p>0.3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4,D7,D2</text:p>
          </table:table-cell>
          <table:table-cell table:style-name="ce2" office:value-type="string" calcext:value-type="string">
            <text:p>LED-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ISHAY TSAL6200</text:p>
          </table:table-cell>
          <table:table-cell table:style-name="ce2" office:value-type="float" office:value="0.31" calcext:value-type="float">
            <text:p>0.31</text:p>
          </table:table-cell>
          <table:table-cell table:style-name="ce2"/>
          <table:table-cell table:style-name="ce2" table:formula="of:=PRODUCT([.D40];[.F40])" office:value-type="float" office:value="0.31" calcext:value-type="float">
            <text:p>0.31</text:p>
          </table:table-cell>
          <table:table-cell table:style-name="ce2"/>
          <table:table-cell table:style-name="ce2" office:value-type="float" office:value="0.31" calcext:value-type="float">
            <text:p>0.31</text:p>
          </table:table-cell>
          <table:table-cell table:style-name="ce2"/>
          <table:table-cell table:formula="of:=PRODUCT([.D40];[.J40])" office:value-type="float" office:value="0.31" calcext:value-type="float">
            <text:p>0.31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sot23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5504</text:p>
          </table:table-cell>
          <table:table-cell table:style-name="ce1" office:value-type="float" office:value="0.38" calcext:value-type="float">
            <text:p>0.38</text:p>
          </table:table-cell>
          <table:table-cell table:style-name="ce1"/>
          <table:table-cell table:style-name="ce1" table:formula="of:=PRODUCT([.D41];[.F41])" office:value-type="float" office:value="0.38" calcext:value-type="float">
            <text:p>0.38</text:p>
          </table:table-cell>
          <table:table-cell table:style-name="ce2"/>
          <table:table-cell table:style-name="ce1" office:value-type="float" office:value="0.38" calcext:value-type="float">
            <text:p>0.38</text:p>
          </table:table-cell>
          <table:table-cell table:style-name="ce2"/>
          <table:table-cell table:formula="of:=PRODUCT([.D41];[.J41])" office:value-type="float" office:value="0.38" calcext:value-type="float">
            <text:p>0.38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1,C7</text:p>
          </table:table-cell>
          <table:table-cell table:style-name="ce2" office:value-type="string" calcext:value-type="string">
            <text:p>c_tant_B-pins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µF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style-name="ce2" table:formula="of:=PRODUCT([.D42];[.F42])" office:value-type="float" office:value="0.4" calcext:value-type="float">
            <text:p>0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/>
          <table:table-cell table:formula="of:=PRODUCT([.D42];[.J42])" office:value-type="float" office:value="0.4" calcext:value-type="float">
            <text:p>0.4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Q1,Q3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84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/>
          <table:table-cell table:style-name="ce1" table:formula="of:=PRODUCT([.D43];[.F43])" office:value-type="float" office:value="0.5" calcext:value-type="float">
            <text:p>0.5</text:p>
          </table:table-cell>
          <table:table-cell table:style-name="ce2"/>
          <table:table-cell table:style-name="ce1" office:value-type="float" office:value="0.25" calcext:value-type="float">
            <text:p>0.25</text:p>
          </table:table-cell>
          <table:table-cell table:style-name="ce2"/>
          <table:table-cell table:formula="of:=PRODUCT([.D43];[.J43])" office:value-type="float" office:value="0.5" calcext:value-type="float">
            <text:p>0.5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5,D6</text:p>
          </table:table-cell>
          <table:table-cell table:style-name="ce2" office:value-type="string" calcext:value-type="string">
            <text:p>SOD3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N414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style-name="ce2" table:formula="of:=PRODUCT([.D44];[.F44])" office:value-type="float" office:value="0.5" calcext:value-type="float">
            <text:p>0.5</text:p>
          </table:table-cell>
          <table:table-cell table:style-name="ce2"/>
          <table:table-cell table:style-name="ce2" office:value-type="float" office:value="0.25" calcext:value-type="float">
            <text:p>0.25</text:p>
          </table:table-cell>
          <table:table-cell table:style-name="ce2"/>
          <table:table-cell table:formula="of:=PRODUCT([.D44];[.J44])" office:value-type="float" office:value="0.5" calcext:value-type="float">
            <text:p>0.5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tact-switch-sm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float" office:value="0.5" calcext:value-type="float">
            <text:p>0.5</text:p>
          </table:table-cell>
          <table:table-cell table:style-name="ce1"/>
          <table:table-cell table:style-name="ce1" table:formula="of:=PRODUCT([.D45];[.F45])" office:value-type="float" office:value="0.5" calcext:value-type="float">
            <text:p>0.5</text:p>
          </table:table-cell>
          <table:table-cell table:style-name="ce2"/>
          <table:table-cell table:style-name="ce1" office:value-type="float" office:value="0.5" calcext:value-type="float">
            <text:p>0.5</text:p>
          </table:table-cell>
          <table:table-cell table:style-name="ce2"/>
          <table:table-cell table:formula="of:=PRODUCT([.D45];[.J45])" office:value-type="float" office:value="0.5" calcext:value-type="float">
            <text:p>0.5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crystal_hc-49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MHz</text:p>
          </table:table-cell>
          <table:table-cell table:style-name="ce1" office:value-type="float" office:value="0.8" calcext:value-type="float">
            <text:p>0.8</text:p>
          </table:table-cell>
          <table:table-cell table:style-name="ce1"/>
          <table:table-cell table:style-name="ce1" table:formula="of:=PRODUCT([.D46];[.F46])" office:value-type="float" office:value="0.8" calcext:value-type="float">
            <text:p>0.8</text:p>
          </table:table-cell>
          <table:table-cell table:style-name="ce2"/>
          <table:table-cell table:style-name="ce1" office:value-type="float" office:value="0.8" calcext:value-type="float">
            <text:p>0.8</text:p>
          </table:table-cell>
          <table:table-cell table:style-name="ce2"/>
          <table:table-cell table:formula="of:=PRODUCT([.D46];[.J46])" office:value-type="float" office:value="0.8" calcext:value-type="float">
            <text:p>0.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1</text:p>
          </table:table-cell>
          <table:table-cell table:style-name="ce1" office:value-type="string" calcext:value-type="string">
            <text:p>Buzzer_12x9.5RM7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ZZE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PRODUCT([.D47];[.F47])" office:value-type="float" office:value="1" calcext:value-type="float">
            <text:p>1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formula="of:=PRODUCT([.D47];[.J47])"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V1</text:p>
          </table:table-cell>
          <table:table-cell table:style-name="ce2" office:value-type="string" calcext:value-type="string">
            <text:p>Potentiometer_Bourns_3006P_Angular_ScrewFro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float" office:value="5.81" calcext:value-type="float">
            <text:p>5.81</text:p>
          </table:table-cell>
          <table:table-cell table:style-name="ce2"/>
          <table:table-cell table:style-name="ce2" table:formula="of:=PRODUCT([.D48];[.F48])" office:value-type="float" office:value="5.81" calcext:value-type="float">
            <text:p>5.8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iexpress</text:p>
          </table:table-cell>
          <table:table-cell table:formula="of:=PRODUCT([.D48];[.J48])"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V2</text:p>
          </table:table-cell>
          <table:table-cell table:style-name="ce2" office:value-type="string" calcext:value-type="string">
            <text:p>Potentiometer_Bourns_3006P_Angular_ScrewFro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k</text:p>
          </table:table-cell>
          <table:table-cell table:style-name="ce2" office:value-type="float" office:value="5.85" calcext:value-type="float">
            <text:p>5.85</text:p>
          </table:table-cell>
          <table:table-cell table:style-name="ce2"/>
          <table:table-cell table:style-name="ce2" table:formula="of:=PRODUCT([.D49];[.F49])" office:value-type="float" office:value="5.85" calcext:value-type="float">
            <text:p>5.8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iexpress</text:p>
          </table:table-cell>
          <table:table-cell table:formula="of:=PRODUCT([.D49];[.J49])"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pin_strip_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float" office:value="0.59" calcext:value-type="float">
            <text:p>0.59</text:p>
          </table:table-cell>
          <table:table-cell table:style-name="ce1"/>
          <table:table-cell table:style-name="ce1" table:formula="of:=PRODUCT([.D50];[.F50])" office:value-type="float" office:value="1.18" calcext:value-type="float">
            <text:p>1.18</text:p>
          </table:table-cell>
          <table:table-cell table:style-name="ce2"/>
          <table:table-cell table:style-name="ce1" office:value-type="float" office:value="0.59" calcext:value-type="float">
            <text:p>0.59</text:p>
          </table:table-cell>
          <table:table-cell table:style-name="ce2"/>
          <table:table-cell table:formula="of:=PRODUCT([.D50];[.J50])" office:value-type="float" office:value="1.18" calcext:value-type="float">
            <text:p>1.1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pin_strip_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SOP39538</text:p>
          </table:table-cell>
          <table:table-cell table:style-name="ce1" office:value-type="float" office:value="1.57" calcext:value-type="float">
            <text:p>1.57</text:p>
          </table:table-cell>
          <table:table-cell table:style-name="ce1"/>
          <table:table-cell table:style-name="ce1" table:formula="of:=PRODUCT([.D51];[.F51])" office:value-type="float" office:value="1.57" calcext:value-type="float">
            <text:p>1.57</text:p>
          </table:table-cell>
          <table:table-cell table:style-name="ce2"/>
          <table:table-cell table:style-name="ce1" office:value-type="float" office:value="1.57" calcext:value-type="float">
            <text:p>1.57</text:p>
          </table:table-cell>
          <table:table-cell table:style-name="ce2"/>
          <table:table-cell table:formula="of:=PRODUCT([.D51];[.J51])" office:value-type="float" office:value="1.57" calcext:value-type="float">
            <text:p>1.57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1,Q2</text:p>
          </table:table-cell>
          <table:table-cell table:style-name="ce2" office:value-type="string" calcext:value-type="string">
            <text:p>to92_3_fla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N3904</text:p>
          </table:table-cell>
          <table:table-cell table:style-name="ce2" office:value-type="float" office:value="0.79" calcext:value-type="float">
            <text:p>0.79</text:p>
          </table:table-cell>
          <table:table-cell table:style-name="ce2"/>
          <table:table-cell table:style-name="ce2" table:formula="of:=PRODUCT([.D52];[.F52])" office:value-type="float" office:value="1.58" calcext:value-type="float">
            <text:p>1.58</text:p>
          </table:table-cell>
          <table:table-cell table:style-name="ce2"/>
          <table:table-cell table:style-name="ce2" office:value-type="float" office:value="0.79" calcext:value-type="float">
            <text:p>0.79</text:p>
          </table:table-cell>
          <table:table-cell table:style-name="ce2"/>
          <table:table-cell table:formula="of:=PRODUCT([.D52];[.J52])" office:value-type="float" office:value="1.58" calcext:value-type="float">
            <text:p>1.5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conn_usb_B_micro_smd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-micro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AB</text:p>
          </table:table-cell>
          <table:table-cell table:style-name="ce1" table:formula="of:=PRODUCT([.D53];[.F53])" office:value-type="float" office:value="1.6" calcext:value-type="float">
            <text:p>1.6</text:p>
          </table:table-cell>
          <table:table-cell table:style-name="ce2"/>
          <table:table-cell table:style-name="ce1" office:value-type="float" office:value="1.6" calcext:value-type="float">
            <text:p>1.6</text:p>
          </table:table-cell>
          <table:table-cell table:style-name="ce2"/>
          <table:table-cell table:formula="of:=PRODUCT([.D53];[.J53])" office:value-type="float" office:value="1.6" calcext:value-type="float">
            <text:p>1.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conn_usb_B_micro_smd-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micro</text:p>
          </table:table-cell>
          <table:table-cell table:style-name="ce2" office:value-type="float" office:value="1.6" calcext:value-type="float">
            <text:p>1.6</text:p>
          </table:table-cell>
          <table:table-cell table:style-name="ce2"/>
          <table:table-cell table:style-name="ce2" table:formula="of:=PRODUCT([.D54];[.F54])" office:value-type="float" office:value="1.6" calcext:value-type="float">
            <text:p>1.6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/>
          <table:table-cell table:formula="of:=PRODUCT([.D54];[.J54])" office:value-type="float" office:value="1.6" calcext:value-type="float">
            <text:p>1.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U3,U4</text:p>
          </table:table-cell>
          <table:table-cell table:style-name="ce2" office:value-type="string" calcext:value-type="string">
            <text:p>SOIC-14_3.9x8.7mm_Pitch1.27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D4047</text:p>
          </table:table-cell>
          <table:table-cell table:style-name="ce2" office:value-type="float" office:value="0.93" calcext:value-type="float">
            <text:p>0.93</text:p>
          </table:table-cell>
          <table:table-cell table:style-name="ce2"/>
          <table:table-cell table:style-name="ce2" table:formula="of:=PRODUCT([.D55];[.F55])" office:value-type="float" office:value="1.86" calcext:value-type="float">
            <text:p>1.86</text:p>
          </table:table-cell>
          <table:table-cell table:style-name="ce2"/>
          <table:table-cell table:style-name="ce2" office:value-type="float" office:value="0.93" calcext:value-type="float">
            <text:p>0.93</text:p>
          </table:table-cell>
          <table:table-cell table:style-name="ce2"/>
          <table:table-cell table:formula="of:=PRODUCT([.D55];[.J55])" office:value-type="float" office:value="1.86" calcext:value-type="float">
            <text:p>1.86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budowa z7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PRODUCT([.D56];[.F56])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formula="of:=PRODUCT([.D56];[.J56])" office:value-type="float" office:value="3" calcext:value-type="float">
            <text:p>3</text:p>
          </table:table-cell>
          <table:table-cell table:style-name="ce2"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obudowa Z7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PRODUCT([.D57];[.F57])" office:value-type="float" office:value="4" calcext:value-type="float">
            <text:p>4</text:p>
          </table:table-cell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formula="of:=PRODUCT([.D57];[.J57])" office:value-type="float" office:value="4" calcext:value-type="float">
            <text:p>4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cb mał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table:formula="of:=PRODUCT([.D58];[.F58])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formula="of:=PRODUCT([.D58];[.J58])" office:value-type="float" office:value="4" calcext:value-type="float">
            <text:p>4</text:p>
          </table:table-cell>
          <table:table-cell table:style-name="ce2"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pcb duż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table:formula="of:=PRODUCT([.D59];[.F59])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PRODUCT([.D59];[.J59])" office:value-type="float" office:value="4" calcext:value-type="float">
            <text:p>4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MSOP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P73833</text:p>
          </table:table-cell>
          <table:table-cell table:style-name="ce1" office:value-type="float" office:value="2.86" calcext:value-type="float">
            <text:p>2.86</text:p>
          </table:table-cell>
          <table:table-cell table:style-name="ce1"/>
          <table:table-cell table:style-name="ce1" table:formula="of:=PRODUCT([.D60];[.F60])" office:value-type="float" office:value="5.72" calcext:value-type="float">
            <text:p>5.72</text:p>
          </table:table-cell>
          <table:table-cell table:style-name="ce2"/>
          <table:table-cell table:style-name="ce1" office:value-type="float" office:value="2.86" calcext:value-type="float">
            <text:p>2.86</text:p>
          </table:table-cell>
          <table:table-cell table:style-name="ce2"/>
          <table:table-cell table:formula="of:=PRODUCT([.D60];[.J60])" office:value-type="float" office:value="5.72" calcext:value-type="float">
            <text:p>5.72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TSSOP56-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F85176T</text:p>
          </table:table-cell>
          <table:table-cell table:style-name="ce1" office:value-type="float" office:value="7.83" calcext:value-type="float">
            <text:p>7.83</text:p>
          </table:table-cell>
          <table:table-cell table:style-name="ce1"/>
          <table:table-cell table:style-name="ce1" table:formula="of:=PRODUCT([.D61];[.F61])" office:value-type="float" office:value="7.83" calcext:value-type="float">
            <text:p>7.83</text:p>
          </table:table-cell>
          <table:table-cell table:style-name="ce2"/>
          <table:table-cell table:style-name="ce1" office:value-type="float" office:value="7.83" calcext:value-type="float">
            <text:p>7.83</text:p>
          </table:table-cell>
          <table:table-cell table:style-name="ce2"/>
          <table:table-cell table:formula="of:=PRODUCT([.D61];[.J61])" office:value-type="float" office:value="7.83" calcext:value-type="float">
            <text:p>7.83</text:p>
          </table:table-cell>
          <table:table-cell table:style-name="ce2"/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https://www.aliexpress.com/item/5PCS-HT1621B-SSOP-48-HT1621-SSOP48-HOLTEK-RAM-Mapping-Controller/32706123624.html?spm=2114.search0104.3.8.9r3oj9&amp;ws_ab_test=searchweb0_0,searchweb201602_5_10152_10065_10151_10068_5400011_5430020_5410020_10304_10307_10301_10137_10060_10155_10154_10333_10334_10056_10335_10055_10336_10054_10059_10332_100031_10099_10103_10102_10052_10053_10107_10050_10142_10051_5380020_10171_10326_10084_10083_5370020_10080_10082_10081_10110_10111_5420020_10112_5390011_10113_10114_10312_10313_10314_10078_10079_10073,searchweb201603_21,ppcSwitch_5&amp;btsid=ea062a2a-6702-4402-b660-6394b78de5bc&amp;algo_expid=0b27a251-856c-4f5f-aa42-5b805952e24f-1&amp;algo_pvid=0b27a251-856c-4f5f-aa42-5b805952e24f&amp;transAbTest=ae803_1</text:p>
          </table:table-cell>
          <table:table-cell table:style-name="ce2"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weight-scale-lc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ght-scale-lcd</text:p>
          </table:table-cell>
          <table:table-cell table:style-name="ce1" office:value-type="float" office:value="9.8" calcext:value-type="float">
            <text:p>9.8</text:p>
          </table:table-cell>
          <table:table-cell table:style-name="ce4" office:value-type="currency" office:currency="USD" office:value="2.6" calcext:value-type="currency">
            <text:p>$2.60</text:p>
          </table:table-cell>
          <table:table-cell table:style-name="ce1" table:formula="of:=PRODUCT([.D62];[.F62])" office:value-type="float" office:value="9.8" calcext:value-type="float">
            <text:p>9.8</text:p>
          </table:table-cell>
          <table:table-cell table:style-name="ce2"/>
          <table:table-cell table:style-name="ce1" office:value-type="float" office:value="9.8" calcext:value-type="float">
            <text:p>9.8</text:p>
          </table:table-cell>
          <table:table-cell table:style-name="ce2"/>
          <table:table-cell table:formula="of:=PRODUCT([.D62];[.J62])" office:value-type="float" office:value="9.8" calcext:value-type="float">
            <text:p>9.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lqfp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M32F072CB / STM32F042C6</text:p>
          </table:table-cell>
          <table:table-cell table:style-name="ce1" office:value-type="float" office:value="12.44" calcext:value-type="float">
            <text:p>12.44</text:p>
          </table:table-cell>
          <table:table-cell table:style-name="ce1" office:value-type="float" office:value="8.73" calcext:value-type="float">
            <text:p>8.73</text:p>
          </table:table-cell>
          <table:table-cell table:style-name="ce1" table:formula="of:=PRODUCT([.D63];[.F63])" office:value-type="float" office:value="12.44" calcext:value-type="float">
            <text:p>12.44</text:p>
          </table:table-cell>
          <table:table-cell table:style-name="ce2"/>
          <table:table-cell table:style-name="ce1" office:value-type="float" office:value="12.44" calcext:value-type="float">
            <text:p>12.44</text:p>
          </table:table-cell>
          <table:table-cell table:style-name="ce2"/>
          <table:table-cell table:formula="of:=PRODUCT([.D63];[.J63])" office:value-type="float" office:value="12.44" calcext:value-type="float">
            <text:p>12.44</text:p>
          </table:table-cell>
          <table:table-cell table:style-name="ce2"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bateria 1000mah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table:formula="of:=PRODUCT([.D64];[.F64])" office:value-type="float" office:value="25" calcext:value-type="float">
            <text:p>25</text:p>
          </table:table-cell>
          <table:table-cell table:style-name="ce2"/>
          <table:table-cell table:style-name="ce1" office:value-type="float" office:value="10.5" calcext:value-type="float">
            <text:p>10.5</text:p>
          </table:table-cell>
          <table:table-cell table:style-name="ce2" office:value-type="string" calcext:value-type="string">
            <text:p>Ogniwo 2600mah nowe 18650</text:p>
          </table:table-cell>
          <table:table-cell table:formula="of:=PRODUCT([.D64];[.J64])" office:value-type="float" office:value="10.5" calcext:value-type="float">
            <text:p>10.5</text:p>
          </table:table-cell>
          <table:table-cell table:style-name="ce1" table:number-columns-repeated="2"/>
          <table:table-cell table:style-name="ce1" office:value-type="string" calcext:value-type="string">
            <text:p>http://allegro.pl/akumuiator-18650-icr18650-26h-samsung-2-6ah-li-ion-i5324766432.html</text:p>
          </table:table-cell>
          <table:table-cell table:style-name="ce1" table:number-columns-repeated="1009"/>
        </table:table-row>
        <table:table-row table:style-name="ro1">
          <table:table-cell table:style-name="Default" table:number-columns-repeated="7"/>
          <table:table-cell table:style-name="Default" table:formula="of:=SUM([.H1:.H64])" office:value-type="float" office:value="184.17" calcext:value-type="float">
            <text:p>184.17</text:p>
          </table:table-cell>
          <table:table-cell table:style-name="Default" table:number-columns-repeated="3"/>
          <table:table-cell table:style-name="Default" table:formula="of:=SUM([.L1:.L64])" office:value-type="float" office:value="79.01" calcext:value-type="float">
            <text:p>79.01</text:p>
          </table:table-cell>
          <table:table-cell table:style-name="Default" table:formula="of:=SUM([.L60:.L64])" office:value-type="float" office:value="46.29" calcext:value-type="float">
            <text:p>46.29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Gwinty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Statywy</text:p>
          </table:table-cell>
          <table:table-cell table:style-name="Default" table:number-columns-repeated="1022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ight-scale-back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3];[.J7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SO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4];[.J7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5];[.J7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socke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6];[.J7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7];[.J7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8];[.J7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9];[.J7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80];[.J8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0207%2f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sense 1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81];[.J81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teria 300ma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2 lub 3x AA</text:p>
          </table:table-cell>
          <table:table-cell table:style-name="ce3" table:formula="of:=PRODUCT([.D82];[.J8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3];[.J83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4];[.J84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5];[.J85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6];[.J86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7];[.J87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8];[.J88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9];[.J89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90];[.J90])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91];[.J91])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92];[.J92])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93];[.J93])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6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94];[.J94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3,R27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95];[.J95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96];[.J96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97];[.J97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strip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/>
          <table:table-cell table:style-name="ce3" table:formula="of:=PRODUCT([.D98];[.J98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R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/>
          <table:table-cell table:style-name="ce3" table:formula="of:=PRODUCT([.D99];[.J99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,R1,R26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100];[.J100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6,C17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µF, X5R, X7R, 25V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1];[.J101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10p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2];[.J102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3];[.J103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4];[.J104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3,R24,R31,R32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105];[.J105])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6,P3</text:p>
          </table:table-cell>
          <table:table-cell office:value-type="string" calcext:value-type="string">
            <text:p>pin_strip_2mm_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/>
          <table:table-cell table:style-name="ce3" table:formula="of:=PRODUCT([.D106];[.J106])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T0-46-A1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res</text:p>
          </table:table-cell>
          <table:table-cell table:number-columns-repeated="4"/>
          <table:table-cell office:value-type="float" office:value="0.12" calcext:value-type="float">
            <text:p>0.12</text:p>
          </table:table-cell>
          <table:table-cell/>
          <table:table-cell table:style-name="ce3" table:formula="of:=PRODUCT([.D107];[.J107])" office:value-type="float" office:value="0.12" calcext:value-type="float">
            <text:p>0.1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,C8,C9,C10,C12,C13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8];[.J108])" office:value-type="float" office:value="0.18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3mm-3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x2-CA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/>
          <table:table-cell table:style-name="ce3" table:formula="of:=PRODUCT([.D109];[.J109])" office:value-type="float" office:value="0.18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tant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/>
          <table:table-cell table:style-name="ce3" table:formula="of:=PRODUCT([.D110];[.J110])"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,C11,C14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µF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/>
          <table:table-cell table:style-name="ce3" table:formula="of:=PRODUCT([.D111];[.J111])" office:value-type="float" office:value="0.3" calcext:value-type="float">
            <text:p>0.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4,D7,D2</text:p>
          </table:table-cell>
          <table:table-cell office:value-type="string" calcext:value-type="string">
            <text:p>LED-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 TSAL6200</text:p>
          </table:table-cell>
          <table:table-cell table:number-columns-repeated="4"/>
          <table:table-cell office:value-type="float" office:value="0.31" calcext:value-type="float">
            <text:p>0.31</text:p>
          </table:table-cell>
          <table:table-cell/>
          <table:table-cell table:style-name="ce3" table:formula="of:=PRODUCT([.D112];[.J112])" office:value-type="float" office:value="0.31" calcext:value-type="float">
            <text:p>0.3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4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/>
          <table:table-cell table:style-name="ce3" table:formula="of:=PRODUCT([.D113];[.J113])" office:value-type="float" office:value="0.38" calcext:value-type="float">
            <text:p>0.3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,C7</text:p>
          </table:table-cell>
          <table:table-cell office:value-type="string" calcext:value-type="string">
            <text:p>c_tant_B-pins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µF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/>
          <table:table-cell table:style-name="ce3" table:formula="of:=PRODUCT([.D114];[.J114])" office:value-type="float" office:value="0.4" calcext:value-type="float">
            <text:p>0.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,Q3</text:p>
          </table:table-cell>
          <table:table-cell office:value-type="string" calcext:value-type="string">
            <text:p>sot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/>
          <table:table-cell table:style-name="ce3" table:formula="of:=PRODUCT([.D115];[.J115])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5,D6</text:p>
          </table:table-cell>
          <table:table-cell office:value-type="string" calcext:value-type="string">
            <text:p>SOD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/>
          <table:table-cell table:style-name="ce3" table:formula="of:=PRODUCT([.D116];[.J116])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act-switch-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table:style-name="ce3" table:formula="of:=PRODUCT([.D117];[.J117])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-49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/>
          <table:table-cell table:style-name="ce3" table:formula="of:=PRODUCT([.D118];[.J118])"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1</text:p>
          </table:table-cell>
          <table:table-cell table:style-name="ce1" office:value-type="string" calcext:value-type="string">
            <text:p>Buzzer_12x9.5RM7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ZZER</text:p>
          </table:table-cell>
          <table:table-cell table:style-name="ce1" table:number-columns-repeated="4"/>
          <table:table-cell table:style-name="ce1" office:value-type="float" office:value="0.3" calcext:value-type="float">
            <text:p>0.3</text:p>
          </table:table-cell>
          <table:table-cell table:style-name="ce1"/>
          <table:table-cell table:formula="of:=PRODUCT([.D119];[.J119])" office:value-type="float" office:value="0.3" calcext:value-type="float">
            <text:p>0.3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snapshot/0.html?spm=a2g0s.9042647.6.2.eb8nA1&amp;orderId=86361868973629&amp;productId=32825623809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V1</text:p>
          </table:table-cell>
          <table:table-cell table:style-name="ce1" office:value-type="string" calcext:value-type="string">
            <text:p>Potentiometer_Bourns_3006P_Angular_ScrewFro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k</text:p>
          </table:table-cell>
          <table:table-cell table:style-name="ce1" table:number-columns-repeated="4"/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Aliexpress</text:p>
          </table:table-cell>
          <table:table-cell table:formula="of:=PRODUCT([.D120];[.J120])" office:value-type="float" office:value="0.25" calcext:value-type="float">
            <text:p>0.25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item/13509-Free-shipping-10PCS-3296W-1-203F-3296W-20K-ohm-203-Trimpot-Trimmer-Potentiometer/32349395709.html?spm=2114.search0104.3.94.0VyQHn&amp;ws_ab_test=searchweb0_0,searchweb201602_5_10152_5460015_10065_10151_10068_5470015_10304_10307_10301_10137_10060_10155_10154_10056_10055_10054_10059_100031_10099_5380015_10103_10102_10052_10053_10142_10107_10050_10051_10171_10326_10084_10083_10080_10082_10081_10110_10111_10112_10113_10114_143_10312_10313_10314_10078_10079_10073,searchweb201603_20,ppcSwitch_5&amp;btsid=8c515983-a0c8-4a54-b2d3-e3cd0db1d64b&amp;algo_expid=9afd834a-0d98-493a-8ec7-25df6b873501-12&amp;algo_pvid=9afd834a-0d98-493a-8ec7-25df6b873501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V2</text:p>
          </table:table-cell>
          <table:table-cell table:style-name="ce1" office:value-type="string" calcext:value-type="string">
            <text:p>Potentiometer_Bourns_3006P_Angular_ScrewFro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7k</text:p>
          </table:table-cell>
          <table:table-cell table:style-name="ce1" table:number-columns-repeated="4"/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Aliexpress</text:p>
          </table:table-cell>
          <table:table-cell table:formula="of:=PRODUCT([.D121];[.J121])" office:value-type="float" office:value="0.25" calcext:value-type="float">
            <text:p>0.25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store/product/13511-Free-shipping-10PCS-3296W-1-503F-3296W-50K-ohm-503-Trimpot-Trimmer-Potentiometer/506373_32349395713.html?spm=2114.10010108.1000023.21.4b24ae2bXTLvOC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SW (moc sygnału)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0.24" calcext:value-type="float">
            <text:p>0.24</text:p>
          </table:table-cell>
          <table:table-cell table:style-name="ce1"/>
          <table:table-cell table:formula="of:=PRODUCT([.D122];[.J122])" office:value-type="float" office:value="0.24" calcext:value-type="float">
            <text:p>0.24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item/20pcs-DP3T-2P3T-3-Position-Mini-Horizontal-Slide-Switch-8-Pin-PCB-SK23D07VG4-DSC0039/32658060836.html?spm=2114.search0104.3.41.ANmZde&amp;ws_ab_test=searchweb0_0,searchweb201602_5_10152_10065_10151_10068_5470011_10304_10307_10301_10137_10060_10155_10154_10056_10055_10054_10059_100031_10099_5460020_10103_10102_10052_10053_10142_10107_10050_10051_5380020_10171_10326_10084_10083_10080_10082_10081_10110_10111_10112_10113_10114_143_10312_10313_10314_10078_10079_10073-normal#cfs,searchweb201603_20,ppcSwitch_5&amp;btsid=14ff35ff-5b6a-4f30-a921-461dea452da3&amp;algo_expid=1adf15c3-7075-4cf4-b464-f09516a4678c-5&amp;algo_pvid=1adf15c3-7075-4cf4-b464-f09516a4678c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pin_strip_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4"/>
          <table:table-cell table:style-name="ce1" office:value-type="float" office:value="0.18" calcext:value-type="float">
            <text:p>0.18</text:p>
          </table:table-cell>
          <table:table-cell table:style-name="ce1"/>
          <table:table-cell table:formula="of:=PRODUCT([.D123];[.J123])" office:value-type="float" office:value="0.36" calcext:value-type="float">
            <text:p>0.36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store/product/20PCS-Lot-3-Pin-PCB-2-Position-1P2T-SPDT-Miniature-Slide-Switch-Side-Knob-SK12D07VG4-DSC0039/1396626_32656529961.html?spm=2114.12010612.0.0.5bdadf47jD3sYV</text:p>
          </table:table-cell>
          <table:table-cell table:style-name="ce1"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n_strip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9538</text:p>
          </table:table-cell>
          <table:table-cell table:number-columns-repeated="4"/>
          <table:table-cell office:value-type="float" office:value="1.57" calcext:value-type="float">
            <text:p>1.57</text:p>
          </table:table-cell>
          <table:table-cell/>
          <table:table-cell table:style-name="ce3" table:formula="of:=PRODUCT([.D124];[.J124])" office:value-type="float" office:value="1.57" calcext:value-type="float">
            <text:p>1.5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to92_3_f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table:number-columns-repeated="4"/>
          <table:table-cell office:value-type="float" office:value="0.79" calcext:value-type="float">
            <text:p>0.79</text:p>
          </table:table-cell>
          <table:table-cell/>
          <table:table-cell table:style-name="ce3" table:formula="of:=PRODUCT([.D125];[.J125])" office:value-type="float" office:value="1.5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onn_usb_B_micro_smd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/>
          <table:table-cell table:style-name="ce3" table:formula="of:=PRODUCT([.D126];[.J126])"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4047</text:p>
          </table:table-cell>
          <table:table-cell table:number-columns-repeated="4"/>
          <table:table-cell office:value-type="float" office:value="0.93" calcext:value-type="float">
            <text:p>0.93</text:p>
          </table:table-cell>
          <table:table-cell/>
          <table:table-cell table:style-name="ce3" table:formula="of:=PRODUCT([.D127];[.J127])" office:value-type="float" office:value="1.86" calcext:value-type="float">
            <text:p>1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budowa Z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style-name="ce3" table:formula="of:=PRODUCT([.D128];[.J128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b duż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style-name="ce3" table:formula="of:=PRODUCT([.D129];[.J129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SO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73833</text:p>
          </table:table-cell>
          <table:table-cell table:number-columns-repeated="4"/>
          <table:table-cell office:value-type="float" office:value="2.86" calcext:value-type="float">
            <text:p>2.86</text:p>
          </table:table-cell>
          <table:table-cell/>
          <table:table-cell table:style-name="ce3" table:formula="of:=PRODUCT([.D130];[.J130])" office:value-type="float" office:value="5.72" calcext:value-type="float">
            <text:p>5.72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TSSOP56-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F85176T</text:p>
          </table:table-cell>
          <table:table-cell table:style-name="ce1" table:number-columns-repeated="4"/>
          <table:table-cell table:style-name="ce1" office:value-type="float" office:value="0.7" calcext:value-type="float">
            <text:p>0.7</text:p>
          </table:table-cell>
          <table:table-cell table:style-name="ce1"/>
          <table:table-cell table:formula="of:=PRODUCT([.D131];[.J131])" office:value-type="float" office:value="0.7" calcext:value-type="float">
            <text:p>0.7</text:p>
          </table:table-cell>
          <table:table-cell table:style-name="ce1"/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https://www.aliexpress.com/item/5PCS-HT1621B-SSOP-48-HT1621-SSOP48-HOLTEK-RAM-Mapping-Controller/32706123624.html?spm=2114.search0104.3.8.9r3oj9&amp;ws_ab_test=searchweb0_0,searchweb201602_5_10152_10065_10151_10068_5400011_5430020_5410020_10304_10307_10301_10137_10060_10155_10154_10333_10334_10056_10335_10055_10336_10054_10059_10332_100031_10099_10103_10102_10052_10053_10107_10050_10142_10051_5380020_10171_10326_10084_10083_5370020_10080_10082_10081_10110_10111_5420020_10112_5390011_10113_10114_10312_10313_10314_10078_10079_10073,searchweb201603_21,ppcSwitch_5&amp;btsid=ea062a2a-6702-4402-b660-6394b78de5bc&amp;algo_expid=0b27a251-856c-4f5f-aa42-5b805952e24f-1&amp;algo_pvid=0b27a251-856c-4f5f-aa42-5b805952e24f&amp;transAbTest=ae803_1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weight-scale-lc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ght-scale-lcd</text:p>
          </table:table-cell>
          <table:table-cell table:style-name="ce1"/>
          <table:table-cell table:style-name="ce4"/>
          <table:table-cell table:style-name="ce1" table:number-columns-repeated="2"/>
          <table:table-cell table:style-name="ce1" office:value-type="float" office:value="10.5" calcext:value-type="float">
            <text:p>10.5</text:p>
          </table:table-cell>
          <table:table-cell table:style-name="ce1"/>
          <table:table-cell table:formula="of:=PRODUCT([.D132];[.J132])" office:value-type="float" office:value="10.5" calcext:value-type="float">
            <text:p>10.5</text:p>
          </table:table-cell>
          <table:table-cell table:style-name="ce1"/>
          <table:table-cell table:style-name="ce1" office:value-type="string" calcext:value-type="string">
            <text:p>https://www.alibaba.com/product-detail/Electronic-components-LCD-EDS809-1_60427430526.html?spm=a2700.8443308.0.0.NvIY0R</text:p>
          </table:table-cell>
          <table:table-cell table:style-name="ce1" office:value-type="string" calcext:value-type="string">
            <text:p><text:a xlink:href="https://www.aliexpress.com/item/in-stock-HT1621B-HT1621-SSOP-48/32801600549.html?spm=a2g0s.8153825.cb0001.6.oWUTBJ&amp;scm=1007.13409.42812.0&amp;amp;pvid=aad9a0dd-0ea0-4c50-a2ff-663c0ea2e86a&amp;amp;tpp=1" xlink:type="simple">https://www.aliexpress.com/item/in-stock-HT1621B-HT1621-SSOP-48/32801600549.html?spm=a2g0s.8153825.cb0001.6.oWUTBJ&amp;scm=1007.13409.42812.0&amp;amp;pvid=aad9a0dd-0ea0-4c50-a2ff-663c0ea2e86a&amp;amp;tpp=1</text:a></text:p>
          </table:table-cell>
          <table:table-cell table:style-name="ce1"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72CB / STM32F042C6</text:p>
          </table:table-cell>
          <table:table-cell table:number-columns-repeated="4"/>
          <table:table-cell office:value-type="float" office:value="6.11" calcext:value-type="float">
            <text:p>6.11</text:p>
          </table:table-cell>
          <table:table-cell/>
          <table:table-cell table:style-name="ce3" table:formula="of:=PRODUCT([.D133];[.J133])" office:value-type="float" office:value="6.11" calcext:value-type="float">
            <text:p>6.1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bateria 1000mah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0.5" calcext:value-type="float">
            <text:p>10.5</text:p>
          </table:table-cell>
          <table:table-cell table:style-name="ce1" office:value-type="string" calcext:value-type="string">
            <text:p>Ogniwo 2600mah nowe 18650</text:p>
          </table:table-cell>
          <table:table-cell table:formula="of:=PRODUCT([.D134];[.J134])" office:value-type="float" office:value="10.5" calcext:value-type="float">
            <text:p>10.5</text:p>
          </table:table-cell>
          <table:table-cell table:style-name="ce1" table:number-columns-repeated="2"/>
          <table:table-cell table:style-name="ce1" office:value-type="string" calcext:value-type="string">
            <text:p>http://allegro.pl/akumuiator-18650-icr18650-26h-samsung-2-6ah-li-ion-i5324766432.html</text:p>
          </table:table-cell>
          <table:table-cell table:style-name="ce1" table:number-columns-repeated="1009"/>
        </table:table-row>
        <table:table-row table:style-name="ro1">
          <table:table-cell table:style-name="Default" table:number-columns-repeated="11"/>
          <table:table-cell table:style-name="Default" table:formula="of:=SUM([.L73:.L134])" office:value-type="float" office:value="54.87" calcext:value-type="float">
            <text:p>54.87</text:p>
          </table:table-cell>
          <table:table-cell table:style-name="Default"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32kB FLASH</text:p>
          </table:table-cell>
          <table:table-cell table:style-name="Default" office:value-type="string" calcext:value-type="string">
            <text:p>http://pl.farnell.com/stmicroelectronics/stm32f070c6t6/mcu-32bit-cortex-m0-48mhz-lqfp/dp/2488283?ost=STM32F070C6T&amp;searchView=table&amp;iscrfnonsku=false&amp;ddkey=http%3Apl-PL%2FElement14_Poland%2Fsearch</text:p>
          </table:table-cell>
          <table:table-cell table:style-name="Default" table:number-columns-repeated="4"/>
          <table:table-cell table:style-name="Default" office:value-type="float" office:value="6.11" calcext:value-type="float">
            <text:p>6.11</text:p>
          </table:table-cell>
          <table:table-cell table:style-name="Default" table:number-columns-repeated="1014"/>
        </table:table-row>
      </table:table>
      <table:named-expressions/>
      <table:database-ranges>
        <table:database-range table:name="__Anonymous_Sheet_DB__0" table:target-range-address="'gp8-clock'.A1:'gp8-clock'.AMJ1048576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21:18:49.258536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22:37:19.151503621</dc:date>
    <meta:editing-duration>PT4H49M52S</meta:editing-duration>
    <meta:editing-cycles>16</meta:editing-cycles>
    <meta:generator>LibreOffice/5.2.2.2$Linux_X86_64 LibreOffice_project/20m0$Build-2</meta:generator>
    <meta:document-statistic meta:table-count="1" meta:cell-count="1012" meta:object-count="0"/>
  </office:meta>
</office:document-meta>
</file>